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000000"/>
    </style:style>
    <style:style style:name="ce23" style:family="table-cell" style:parent-style-name="Default">
      <style:table-cell-properties fo:border-bottom="0.74pt solid #000000" fo:background-color="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WAGE (€)</text:p>
          </table:table-cell>
          <table:table-cell table:style-name="ce8" office:value-type="string" calcext:value-type="string">
            <text:p>TIME (H)</text:p>
          </table:table-cell>
          <table:table-cell table:style-name="ce12" office:value-type="string" calcext:value-type="string">
            <text:p>TOTAL (€)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D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1" table:formula="of:=[.C3]*[.D3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DEVELOPMENT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1" table:formula="of:=[.C4]*[.D4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ARKETIN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C5]*[.D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ESTING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1" table:formula="of:=[.C6]*[.D6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TOTAL (€)</text:p>
          </table:table-cell>
          <table:table-cell table:style-name="ce22" table:number-columns-repeated="2"/>
          <table:table-cell table:style-name="ce12" table:formula="of:=[.E3]+[.E4]+[.E5]+[.E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9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23" office:value-type="string" calcext:value-type="string">
            <text:p>PRIZE (€)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 calcext:value-type="string">
            <text:p>UNITS</text:p>
          </table:table-cell>
          <table:table-cell table:style-name="ce24" table:formula="of:=ROUND([.E7]/[.D10])" office:value-type="float" office:value="58" calcext:value-type="float">
            <text:p>5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19:34:45.9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4.2$Windows_X86_64 LibreOffice_project/36ccfdc35048b057fd9854c757a8b67ec53977b6</meta:generator>
    <dc:date>2024-02-29T19:40:39.340000000</dc:date>
    <meta:editing-duration>PT1H3M56S</meta:editing-duration>
    <meta:editing-cycles>10</meta:editing-cycles>
    <meta:document-statistic meta:table-count="1" meta:cell-count="25" meta:object-count="0"/>
  </office:meta>
</office:document-meta>
</file>